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3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ENGIFO REATEGUI, WILFRED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844485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273046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ORAL SAAVEDRA LENDE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296500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273046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RENGIFO RABINES ROSA DE JESUS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5273145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30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75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7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7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3/11/2021</text:p>
          </table:table-cell>
          <table:table-cell table:style-name="Tabla2.A3" office:value-type="string">
            <text:p text:style-name="P22">1787054</text:p>
          </table:table-cell>
          <table:table-cell table:style-name="Tabla2.D3" office:value-type="string">
            <text:p text:style-name="P23">7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7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3T20:00:5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